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458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="Arrow" draw:marker-end-width="0.45cm" draw:stroke-linejoin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c5000b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314004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7cm" svg:stroke-color="#ff420e" draw:marker-start-width="0.305cm" draw:marker-end-width="0.305cm" draw:textarea-horizontal-align="center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svg:stroke-width="0.07cm" svg:stroke-color="#ff420e" draw:marker-start-width="0.305cm" draw:marker-end="Linienende_20_1" draw:marker-end-width="0.405cm" draw:textarea-horizontal-align="center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16pt" style:font-size-asian="16pt" style:font-size-complex="16pt"/>
    </style:style>
    <style:style style:name="T1" style:family="text">
      <style:text-properties fo:color="#ff420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3.255cm" svg:height="3.855cm" svg:x="4.438cm" svg:y="4.972cm" svg:viewBox="0 0 3256 3856" svg:d="m0 3855c389-2948 1202-3855 1656-3855s1211 908 1600 3856">
          <text:p/>
        </draw:path>
        <draw:line draw:style-name="gr2" draw:text-style-name="P1" draw:layer="layout" svg:x1="2.597cm" svg:y1="8.889cm" svg:x2="2.586cm" svg:y2="3.379cm">
          <text:p/>
        </draw:line>
        <draw:line draw:style-name="gr2" draw:text-style-name="P1" draw:layer="layout" svg:x1="2.569cm" svg:y1="8.891cm" svg:x2="9.483cm" svg:y2="8.891cm">
          <text:p/>
        </draw:line>
        <draw:frame draw:style-name="gr3" draw:layer="layout" svg:width="3.36cm" svg:height="0.962cm" svg:x="6.185cm" svg:y="9.638cm">
          <draw:text-box>
            <text:p>Response</text:p>
          </draw:text-box>
        </draw:frame>
        <draw:frame draw:style-name="gr3" draw:layer="layout" svg:width="3.22cm" svg:height="0.962cm" draw:transform="rotate (1.5707963267946) translate (1.203cm 7.186cm)">
          <draw:text-box>
            <text:p>Log scale</text:p>
          </draw:text-box>
        </draw:frame>
        <draw:line draw:style-name="gr4" draw:text-style-name="P1" draw:layer="layout" svg:x1="6.066cm" svg:y1="8.867cm" svg:x2="6.056cm" svg:y2="8.505cm">
          <text:p/>
        </draw:line>
        <draw:frame draw:style-name="gr3" draw:layer="layout" svg:width="0.853cm" svg:height="0.962cm" svg:x="5.652cm" svg:y="8.898cm">
          <draw:text-box>
            <text:p>1</text:p>
          </draw:text-box>
        </draw:frame>
        <draw:path draw:style-name="gr5" draw:text-style-name="P1" draw:layer="layout" svg:width="3.054cm" svg:height="3.984cm" svg:x="13.539cm" svg:y="4.944cm" svg:viewBox="0 0 3055 3985" svg:d="m0 3954c389-3025 612-3606 1293-3700 431-116 703-534 1134 47 521 704 422 2089 628 3684">
          <text:p/>
        </draw:path>
        <draw:line draw:style-name="gr2" draw:text-style-name="P1" draw:layer="layout" svg:x1="13.097cm" svg:y1="8.89cm" svg:x2="13.086cm" svg:y2="3.38cm">
          <text:p/>
        </draw:line>
        <draw:line draw:style-name="gr2" draw:text-style-name="P1" draw:layer="layout" svg:x1="13.069cm" svg:y1="8.892cm" svg:x2="19.983cm" svg:y2="8.892cm">
          <text:p/>
        </draw:line>
        <draw:frame draw:style-name="gr3" draw:layer="layout" svg:width="3.36cm" svg:height="0.962cm" svg:x="16.685cm" svg:y="9.639cm">
          <draw:text-box>
            <text:p>Response</text:p>
          </draw:text-box>
        </draw:frame>
        <draw:frame draw:style-name="gr3" draw:layer="layout" svg:width="3.22cm" svg:height="0.962cm" draw:transform="rotate (1.5707963267946) translate (11.703cm 7.187cm)">
          <draw:text-box>
            <text:p>Log scale</text:p>
          </draw:text-box>
        </draw:frame>
        <draw:line draw:style-name="gr4" draw:text-style-name="P1" draw:layer="layout" svg:x1="16.566cm" svg:y1="8.868cm" svg:x2="16.556cm" svg:y2="8.506cm">
          <text:p/>
        </draw:line>
        <draw:frame draw:style-name="gr3" draw:layer="layout" svg:width="0.853cm" svg:height="0.962cm" svg:x="16.152cm" svg:y="8.899cm">
          <draw:text-box>
            <text:p>1</text:p>
          </draw:text-box>
        </draw:frame>
        <draw:path draw:style-name="gr1" draw:text-style-name="P1" draw:layer="layout" svg:width="3.255cm" svg:height="4.824cm" svg:x="4.438cm" svg:y="12.904cm" svg:viewBox="0 0 3256 4825" svg:d="m0 4824c389-3689 1202-4824 1656-4824s1211 1136 1600 4825">
          <text:p/>
        </draw:path>
        <draw:line draw:style-name="gr2" draw:text-style-name="P1" draw:layer="layout" svg:x1="2.597cm" svg:y1="17.79cm" svg:x2="2.586cm" svg:y2="12.28cm">
          <text:p/>
        </draw:line>
        <draw:frame draw:style-name="gr3" draw:layer="layout" svg:width="3.36cm" svg:height="0.962cm" svg:x="6.185cm" svg:y="18.539cm">
          <draw:text-box>
            <text:p>Response</text:p>
          </draw:text-box>
        </draw:frame>
        <draw:frame draw:style-name="gr3" draw:layer="layout" svg:width="3.22cm" svg:height="0.962cm" draw:transform="rotate (1.5707963267946) translate (1.203cm 16.087cm)">
          <draw:text-box>
            <text:p>Log scale</text:p>
          </draw:text-box>
        </draw:frame>
        <draw:path draw:style-name="gr5" draw:text-style-name="P1" draw:layer="layout" svg:width="3.054cm" svg:height="3.512cm" svg:x="3.048cm" svg:y="14.287cm" svg:viewBox="0 0 3055 3513" svg:d="m0 3486c389-2667 612-3180 1293-3262 431-102 703-471 1134 42 521 620 422 1841 628 3247">
          <text:p/>
        </draw:path>
        <draw:frame draw:style-name="gr3" draw:layer="layout" svg:width="0.853cm" svg:height="0.962cm" svg:x="5.652cm" svg:y="17.799cm">
          <draw:text-box>
            <text:p>1</text:p>
          </draw:text-box>
        </draw:frame>
        <draw:line draw:style-name="gr2" draw:text-style-name="P1" draw:layer="layout" svg:x1="2.569cm" svg:y1="17.792cm" svg:x2="9.483cm" svg:y2="17.792cm">
          <text:p/>
        </draw:line>
        <draw:line draw:style-name="gr4" draw:text-style-name="P1" draw:layer="layout" svg:x1="6.066cm" svg:y1="17.768cm" svg:x2="6.056cm" svg:y2="17.406cm">
          <text:p/>
        </draw:line>
        <draw:line draw:style-name="gr2" draw:text-style-name="P1" draw:layer="layout" svg:x1="13.097cm" svg:y1="17.791cm" svg:x2="13.086cm" svg:y2="12.281cm">
          <text:p/>
        </draw:line>
        <draw:frame draw:style-name="gr3" draw:layer="layout" svg:width="3.36cm" svg:height="0.962cm" svg:x="16.685cm" svg:y="18.54cm">
          <draw:text-box>
            <text:p>Response</text:p>
          </draw:text-box>
        </draw:frame>
        <draw:frame draw:style-name="gr3" draw:layer="layout" svg:width="3.22cm" svg:height="0.962cm" draw:transform="rotate (1.5707963267946) translate (11.703cm 16.088cm)">
          <draw:text-box>
            <text:p>Log scale</text:p>
          </draw:text-box>
        </draw:frame>
        <draw:path draw:style-name="gr6" draw:text-style-name="P1" draw:layer="layout" svg:width="5.283cm" svg:height="4.878cm" svg:x="13.834cm" svg:y="12.878cm" svg:viewBox="0 0 5284 4879" svg:d="m0 4879c907-3152 930-2608 2132-4354 476-817 884-590 1315 68 703 930 1631 2399 1837 4286">
          <text:p/>
        </draw:path>
        <draw:frame draw:style-name="gr3" draw:layer="layout" svg:width="0.853cm" svg:height="0.962cm" svg:x="16.152cm" svg:y="17.8cm">
          <draw:text-box>
            <text:p>1</text:p>
          </draw:text-box>
        </draw:frame>
        <draw:line draw:style-name="gr4" draw:text-style-name="P1" draw:layer="layout" svg:x1="16.566cm" svg:y1="17.769cm" svg:x2="16.556cm" svg:y2="17.407cm">
          <text:p/>
        </draw:line>
        <draw:line draw:style-name="gr7" draw:text-style-name="P1" draw:layer="layout" svg:x1="15.929cm" svg:y1="12.632cm" svg:x2="15.929cm" svg:y2="17.78cm">
          <text:p/>
        </draw:line>
        <draw:line draw:style-name="gr7" draw:text-style-name="P1" draw:layer="layout" svg:x1="17.229cm" svg:y1="12.632cm" svg:x2="17.229cm" svg:y2="17.78cm">
          <text:p/>
        </draw:line>
        <draw:line draw:style-name="gr2" draw:text-style-name="P1" draw:layer="layout" svg:x1="13.069cm" svg:y1="17.793cm" svg:x2="19.983cm" svg:y2="17.793cm">
          <text:p/>
        </draw:line>
        <draw:line draw:style-name="gr8" draw:text-style-name="P1" draw:layer="layout" svg:x1="14.859cm" svg:y1="12.949cm" svg:x2="15.857cm" svg:y2="12.949cm">
          <text:p/>
        </draw:line>
        <draw:line draw:style-name="gr8" draw:text-style-name="P1" draw:layer="layout" svg:x1="18.311cm" svg:y1="12.949cm" svg:x2="17.313cm" svg:y2="12.949cm">
          <text:p/>
        </draw:line>
        <draw:frame draw:style-name="gr3" draw:text-style-name="P2" draw:layer="layout" svg:width="2.729cm" svg:height="0.882cm" svg:x="15.167cm" svg:y="11.719cm">
          <draw:text-box>
            <text:p><text:span text:style-name="T1">Gauss f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ienende_20_1" draw:display-name="Linienende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hias Schroeder</meta:initial-creator>
    <meta:creation-date>2009-10-04T15:29:11</meta:creation-date>
    <dc:date>2009-10-04T16:51:22</dc:date>
    <dc:creator>Matthias Schroeder</dc:creator>
    <meta:editing-duration>PT01H22M14S</meta:editing-duration>
    <meta:editing-cycles>18</meta:editing-cycles>
    <meta:generator>OpenOffice.org/3.1$Unix OpenOffice.org_project/310m11$Build-9399</meta:generator>
    <meta:document-statistic meta:object-count="34"/>
  </office:meta>
</office:document-meta>
</file>